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0.985cm" svg:height="0.985cm" svg:x="0cm" svg:y="0.492cm">
            <text:p/>
          </draw:circle>
          <draw:line draw:style-name="gr2" draw:layer="layout" svg:x1="0.492cm" svg:y1="0.492cm" svg:x2="0.492cm" svg:y2="0cm">
            <text:p/>
          </draw:line>
          <draw:line draw:style-name="gr2" draw:layer="layout" svg:x1="0.492cm" svg:y1="2cm" svg:x2="0.492cm" svg:y2="1.477cm">
            <text:p/>
          </draw:line>
          <draw:polyline draw:style-name="gr2" draw:layer="layout" svg:width="0.738cm" svg:height="0.431cm" svg:x="0.123cm" svg:y="0.738cm" svg:viewBox="0 0 739 432" draw:points="0,432 246,0 492,432 739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Triangle Wave</dc:title>
    <meta:creation-date>2011-02-07T17:10:5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